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in" fo:margin-left="-0.0799in" fo:margin-top="0in" fo:margin-bottom="0in" table:align="left" style:writing-mode="lr-tb"/>
    </style:style>
    <style:style style:name="Table1.A" style:family="table-column">
      <style:table-column-properties style:column-width="1.5993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00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5in" fo:padding-top="0in" fo:padding-bottom="0in" fo:border="0.75pt solid #00000a"/>
    </style:style>
    <style:style style:name="Table2" style:family="table">
      <style:table-properties style:width="6.6507in" fo:margin-left="-0.0785in" fo:margin-top="0in" fo:margin-bottom="0in" table:align="left" style:writing-mode="lr-tb"/>
    </style:style>
    <style:style style:name="Table2.A" style:family="table-column">
      <style:table-column-properties style:column-width="3.325in"/>
    </style:style>
    <style:style style:name="Table2.B" style:family="table-column">
      <style:table-column-properties style:column-width="3.3257in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a6a6a6" fo:padding-left="0.0785in" fo:padding-right="0.075in" fo:padding-top="0in" fo:padding-bottom="0in" fo:border="0.5pt solid #00000a">
        <style:background-image/>
      </style:table-cell-properties>
    </style:style>
    <style:style style:name="Table2.A2" style:family="table-cell">
      <style:table-cell-properties fo:padding-left="0.0785in" fo:padding-right="0.075in" fo:padding-top="0in" fo:padding-bottom="0in" fo:border="0.5pt solid #00000a"/>
    </style:style>
    <style:style style:name="Table2.B2" style:family="table-cell">
      <style:table-cell-properties fo:padding-left="0.0785in" fo:padding-right="0.075in" fo:padding-top="0in" fo:padding-bottom="0in" fo:border="0.5pt solid #00000a"/>
    </style:style>
    <style:style style:name="Table2.A3" style:family="table-cell">
      <style:table-cell-properties fo:padding-left="0.0785in" fo:padding-right="0.075in" fo:padding-top="0in" fo:padding-bottom="0in" fo:border="0.5pt solid #00000a"/>
    </style:style>
    <style:style style:name="Table2.B3" style:family="table-cell">
      <style:table-cell-properties fo:padding-left="0.0785in" fo:padding-right="0.075in" fo:padding-top="0in" fo:padding-bottom="0in" fo:border="0.5pt solid #00000a"/>
    </style:style>
    <style:style style:name="Table2.A4" style:family="table-cell">
      <style:table-cell-properties fo:padding-left="0.0785in" fo:padding-right="0.075in" fo:padding-top="0in" fo:padding-bottom="0in" fo:border="0.5pt solid #00000a"/>
    </style:style>
    <style:style style:name="Table2.B4" style:family="table-cell">
      <style:table-cell-properties fo:padding-left="0.0785in" fo:padding-right="0.075in" fo:padding-top="0in" fo:padding-bottom="0in" fo:border="0.5pt solid #00000a"/>
    </style:style>
    <style:style style:name="Table2.A5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B5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3" style:family="table">
      <style:table-properties style:width="5.6875in" fo:margin-left="0.5007in" fo:margin-top="0in" fo:margin-bottom="0in" table:align="left" style:writing-mode="lr-tb"/>
    </style:style>
    <style:style style:name="Table3.A" style:family="table-column">
      <style:table-column-properties style:column-width="2.0618in"/>
    </style:style>
    <style:style style:name="Table3.B" style:family="table-column">
      <style:table-column-properties style:column-width="3.625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fbfbf" fo:padding-left="0.075in" fo:padding-right="0.075in" fo:padding-top="0in" fo:padding-bottom="0in" fo:border-left="1.5pt solid #00000a" fo:border-right="1.5pt solid #00000a" fo:border-top="1.5pt solid #00000a" fo:border-bottom="0.75pt solid #00000a">
        <style:background-image/>
      </style:table-cell-properties>
    </style:style>
    <style:style style:name="Table3.B1" style:family="table-cell">
      <style:table-cell-properties fo:padding-left="0.075in" fo:padding-right="0.075in" fo:padding-top="0in" fo:padding-bottom="0in" fo:border-left="none" fo:border-right="1.5pt solid #00000a" fo:border-top="1.5pt solid #00000a" fo:border-bottom="0.75pt solid #00000a"/>
    </style:style>
    <style:style style:name="Table3.A2" style:family="table-cell">
      <style:table-cell-properties fo:background-color="#bfbfbf" fo:padding-left="0.075in" fo:padding-right="0.075in" fo:padding-top="0in" fo:padding-bottom="0in" fo:border-left="1.5pt solid #00000a" fo:border-right="1.5pt solid #00000a" fo:border-top="0.75pt solid #00000a" fo:border-bottom="0.75pt solid #00000a">
        <style:background-image/>
      </style:table-cell-properties>
    </style:style>
    <style:style style:name="Table3.B2" style:family="table-cell">
      <style:table-cell-properties fo:padding-left="0.075in" fo:padding-right="0.075in" fo:padding-top="0in" fo:padding-bottom="0in" fo:border-left="none" fo:border-right="1.5pt solid #00000a" fo:border-top="0.75pt solid #00000a" fo:border-bottom="0.75pt solid #00000a"/>
    </style:style>
    <style:style style:name="Table3.B3" style:family="table-cell">
      <style:table-cell-properties fo:padding-left="0.075in" fo:padding-right="0.075in" fo:padding-top="0in" fo:padding-bottom="0in" fo:border-left="none" fo:border-right="1.5pt solid #00000a" fo:border-top="0.75pt solid #00000a" fo:border-bottom="0.75pt solid #00000a"/>
    </style:style>
    <style:style style:name="Table3.B4" style:family="table-cell">
      <style:table-cell-properties fo:padding-left="0.075in" fo:padding-right="0.075in" fo:padding-top="0in" fo:padding-bottom="0in" fo:border-left="none" fo:border-right="1.5pt solid #00000a" fo:border-top="0.75pt solid #00000a" fo:border-bottom="0.75pt solid #00000a"/>
    </style:style>
    <style:style style:name="Table4" style:family="table">
      <style:table-properties style:width="5.6875in" fo:margin-left="0.5007in" fo:margin-top="0in" fo:margin-bottom="0in" table:align="left" style:writing-mode="lr-tb"/>
    </style:style>
    <style:style style:name="Table4.A" style:family="table-column">
      <style:table-column-properties style:column-width="1.9368in"/>
    </style:style>
    <style:style style:name="Table4.B" style:family="table-column">
      <style:table-column-properties style:column-width="3.7507in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bfbfbf" fo:padding-left="0.075in" fo:padding-right="0.075in" fo:padding-top="0in" fo:padding-bottom="0in" fo:border-left="1.5pt solid #00000a" fo:border-right="1.5pt solid #00000a" fo:border-top="1.5pt solid #00000a" fo:border-bottom="0.75pt solid #00000a">
        <style:background-image/>
      </style:table-cell-properties>
    </style:style>
    <style:style style:name="Table4.B1" style:family="table-cell">
      <style:table-cell-properties fo:padding-left="0.075in" fo:padding-right="0.075in" fo:padding-top="0in" fo:padding-bottom="0in" fo:border-left="none" fo:border-right="1.5pt solid #00000a" fo:border-top="1.5pt solid #00000a" fo:border-bottom="0.75pt solid #00000a"/>
    </style:style>
    <style:style style:name="Table4.A2" style:family="table-cell">
      <style:table-cell-properties fo:background-color="#bfbfbf" fo:padding-left="0.075in" fo:padding-right="0.075in" fo:padding-top="0in" fo:padding-bottom="0in" fo:border-left="1.5pt solid #00000a" fo:border-right="1.5pt solid #00000a" fo:border-top="0.75pt solid #00000a" fo:border-bottom="0.75pt solid #00000a">
        <style:background-image/>
      </style:table-cell-properties>
    </style:style>
    <style:style style:name="Table4.B2" style:family="table-cell">
      <style:table-cell-properties fo:padding-left="0.075in" fo:padding-right="0.075in" fo:padding-top="0in" fo:padding-bottom="0in" fo:border-left="none" fo:border-right="1.5pt solid #00000a" fo:border-top="0.75pt solid #00000a" fo:border-bottom="0.75pt solid #00000a"/>
    </style:style>
    <style:style style:name="Table4.B3" style:family="table-cell">
      <style:table-cell-properties fo:padding-left="0.075in" fo:padding-right="0.075in" fo:padding-top="0in" fo:padding-bottom="0in" fo:border-left="none" fo:border-right="1.5pt solid #00000a" fo:border-top="0.75pt solid #00000a" fo:border-bottom="0.75pt solid #00000a"/>
    </style:style>
    <style:style style:name="Table4.B4" style:family="table-cell">
      <style:table-cell-properties fo:padding-left="0.075in" fo:padding-right="0.075in" fo:padding-top="0in" fo:padding-bottom="0in" fo:border-left="none" fo:border-right="1.5pt solid #00000a" fo:border-top="0.75pt solid #00000a" fo:border-bottom="0.75pt solid #00000a"/>
    </style:style>
    <style:style style:name="Table4.B5" style:family="table-cell">
      <style:table-cell-properties fo:padding-left="0.075in" fo:padding-right="0.075in" fo:padding-top="0in" fo:padding-bottom="0in" fo:border-left="none" fo:border-right="1.5pt solid #00000a" fo:border-top="0.75pt solid #00000a" fo:border-bottom="0.75pt solid #00000a"/>
    </style:style>
    <style:style style:name="Table4.A6" style:family="table-cell">
      <style:table-cell-properties fo:background-color="#bfbfbf" fo:padding-left="0.075in" fo:padding-right="0.075in" fo:padding-top="0in" fo:padding-bottom="0in" fo:border-left="1.5pt solid #00000a" fo:border-right="1.5pt solid #00000a" fo:border-top="0.75pt solid #00000a" fo:border-bottom="1.5pt solid #00000a">
        <style:background-image/>
      </style:table-cell-properties>
    </style:style>
    <style:style style:name="Table4.B6" style:family="table-cell">
      <style:table-cell-properties fo:padding-left="0.075in" fo:padding-right="0.075in" fo:padding-top="0in" fo:padding-bottom="0in" fo:border-left="none" fo:border-right="1.5pt solid #00000a" fo:border-top="0.75pt solid #00000a" fo:border-bottom="1.5pt solid #00000a"/>
    </style:style>
    <style:style style:name="Table5" style:family="table">
      <style:table-properties style:width="5.875in" fo:margin-left="0.4951in" fo:margin-top="0in" fo:margin-bottom="0in" table:align="left" style:writing-mode="lr-tb"/>
    </style:style>
    <style:style style:name="Table5.A" style:family="table-column">
      <style:table-column-properties style:column-width="1.3118in"/>
    </style:style>
    <style:style style:name="Table5.B" style:family="table-column">
      <style:table-column-properties style:column-width="1.8125in"/>
    </style:style>
    <style:style style:name="Table5.C" style:family="table-column">
      <style:table-column-properties style:column-width="2.7507in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000000" fo:padding-left="0.0799in" fo:padding-right="0.075in" fo:padding-top="0in" fo:padding-bottom="0in" fo:border="0.75pt solid #000001">
        <style:background-image/>
      </style:table-cell-properties>
    </style:style>
    <style:style style:name="Table5.A2" style:family="table-cell">
      <style:table-cell-properties fo:padding-left="0.0799in" fo:padding-right="0.075in" fo:padding-top="0in" fo:padding-bottom="0in" fo:border="0.75pt solid #000001"/>
    </style:style>
    <style:style style:name="Table5.B2" style:family="table-cell">
      <style:table-cell-properties fo:padding-left="0.0799in" fo:padding-right="0.075in" fo:padding-top="0in" fo:padding-bottom="0in" fo:border="0.75pt solid #000001"/>
    </style:style>
    <style:style style:name="Table5.C2" style:family="table-cell">
      <style:table-cell-properties fo:padding-left="0.0799in" fo:padding-right="0.075in" fo:padding-top="0in" fo:padding-bottom="0in" fo:border="0.75pt solid #000001"/>
    </style:style>
    <style:style style:name="Table5.A3" style:family="table-cell">
      <style:table-cell-properties fo:padding-left="0.0799in" fo:padding-right="0.075in" fo:padding-top="0in" fo:padding-bottom="0in" fo:border="0.75pt solid #000001"/>
    </style:style>
    <style:style style:name="Table5.B3" style:family="table-cell">
      <style:table-cell-properties fo:padding-left="0.0799in" fo:padding-right="0.075in" fo:padding-top="0in" fo:padding-bottom="0in" fo:border="0.75pt solid #000001"/>
    </style:style>
    <style:style style:name="Table5.C3" style:family="table-cell">
      <style:table-cell-properties fo:padding-left="0.0799in" fo:padding-right="0.075in" fo:padding-top="0in" fo:padding-bottom="0in" fo:border="0.75pt solid #000001"/>
    </style:style>
    <style:style style:name="Table6" style:family="table">
      <style:table-properties style:width="6.075in" fo:margin-left="0.4951in" fo:margin-top="0in" fo:margin-bottom="0in" table:align="left" style:writing-mode="lr-tb"/>
    </style:style>
    <style:style style:name="Table6.A" style:family="table-column">
      <style:table-column-properties style:column-width="0.6931in"/>
    </style:style>
    <style:style style:name="Table6.B" style:family="table-column">
      <style:table-column-properties style:column-width="1.3069in"/>
    </style:style>
    <style:style style:name="Table6.C" style:family="table-column">
      <style:table-column-properties style:column-width="2.25in"/>
    </style:style>
    <style:style style:name="Table6.D" style:family="table-column">
      <style:table-column-properties style:column-width="1.825in"/>
    </style:style>
    <style:style style:name="Table6.1" style:family="table-row">
      <style:table-row-properties style:min-row-height="0.2903in" fo:keep-together="auto"/>
    </style:style>
    <style:style style:name="Table6.A1" style:family="table-cell">
      <style:table-cell-properties fo:background-color="#000000" fo:padding-left="0.0799in" fo:padding-right="0.075in" fo:padding-top="0in" fo:padding-bottom="0in" fo:border="0.75pt solid #000001">
        <style:background-image/>
      </style:table-cell-properties>
    </style:style>
    <style:style style:name="Table6.2" style:family="table-row">
      <style:table-row-properties style:min-row-height="0.6778in" fo:keep-together="auto"/>
    </style:style>
    <style:style style:name="Table6.A2" style:family="table-cell">
      <style:table-cell-properties fo:padding-left="0.0799in" fo:padding-right="0.075in" fo:padding-top="0in" fo:padding-bottom="0in" fo:border="0.75pt solid #000001"/>
    </style:style>
    <style:style style:name="Table6.B2" style:family="table-cell">
      <style:table-cell-properties fo:padding-left="0.0799in" fo:padding-right="0.075in" fo:padding-top="0in" fo:padding-bottom="0in" fo:border="0.75pt solid #000001"/>
    </style:style>
    <style:style style:name="Table6.C2" style:family="table-cell">
      <style:table-cell-properties fo:padding-left="0.0799in" fo:padding-right="0.075in" fo:padding-top="0in" fo:padding-bottom="0in" fo:border="0.75pt solid #000001"/>
    </style:style>
    <style:style style:name="Table6.D2" style:family="table-cell">
      <style:table-cell-properties fo:padding-left="0.0799in" fo:padding-right="0.075in" fo:padding-top="0in" fo:padding-bottom="0in" fo:border="0.75pt solid #000001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language="ro" fo:country="RO" officeooo:rsid="000d6abd" officeooo:paragraph-rsid="000d6abd"/>
    </style:style>
    <style:style style:name="P3" style:family="paragraph" style:parent-style-name="Standard">
      <style:paragraph-properties fo:text-align="center" style:justify-single-word="false"/>
      <style:text-properties fo:language="ro" fo:country="RO" officeooo:rsid="000d6abd" officeooo:paragraph-rsid="000d6abd"/>
    </style:style>
    <style:style style:name="P4" style:family="paragraph" style:parent-style-name="Standard">
      <style:text-properties officeooo:rsid="00176ffd" officeooo:paragraph-rsid="00176ffd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keep-together="always"/>
    </style:style>
    <style:style style:name="P7" style:family="paragraph" style:parent-style-name="Standard">
      <style:text-properties officeooo:rsid="000d6abd" officeooo:paragraph-rsid="000e1335"/>
    </style:style>
    <style:style style:name="P8" style:family="paragraph" style:parent-style-name="Standard">
      <style:text-properties officeooo:rsid="00108de1" officeooo:paragraph-rsid="00108de1"/>
    </style:style>
    <style:style style:name="P9" style:family="paragraph" style:parent-style-name="Standard">
      <style:text-properties officeooo:rsid="0012415c" officeooo:paragraph-rsid="0012415c"/>
    </style:style>
    <style:style style:name="P10" style:family="paragraph" style:parent-style-name="Standard">
      <style:text-properties officeooo:rsid="00145d7f" officeooo:paragraph-rsid="00145d7f"/>
    </style:style>
    <style:style style:name="P11" style:family="paragraph" style:parent-style-name="Standard">
      <style:text-properties officeooo:rsid="0014b7e1" officeooo:paragraph-rsid="0014b7e1"/>
    </style:style>
    <style:style style:name="P12" style:family="paragraph" style:parent-style-name="Standard">
      <style:text-properties officeooo:rsid="00161f5b" officeooo:paragraph-rsid="00161f5b"/>
    </style:style>
    <style:style style:name="P13" style:family="paragraph" style:parent-style-name="Standard">
      <style:paragraph-properties fo:keep-together="always"/>
      <style:text-properties officeooo:rsid="0018975e" officeooo:paragraph-rsid="0018975e"/>
    </style:style>
    <style:style style:name="P14" style:family="paragraph" style:parent-style-name="Standard">
      <style:text-properties officeooo:rsid="0018975e" officeooo:paragraph-rsid="0018975e"/>
    </style:style>
    <style:style style:name="P15" style:family="paragraph" style:parent-style-name="Standard">
      <style:paragraph-properties fo:padding-left="0in" fo:padding-right="0in" fo:padding-top="0.0138in" fo:padding-bottom="0in" fo:border-left="none" fo:border-right="none" fo:border-top="0.74pt solid #00000a" fo:border-bottom="none"/>
      <style:text-properties fo:font-size="12pt" style:font-size-asian="12pt"/>
    </style:style>
    <style:style style:name="P16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style:font-name="Arial" fo:font-size="18pt" fo:language="ro" fo:country="RO" fo:font-weight="bold" officeooo:rsid="000d6abd" officeooo:paragraph-rsid="000d6abd" style:font-size-asian="18pt" style:font-weight-asian="bold"/>
    </style:style>
    <style:style style:name="P17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style:font-name="Arial" fo:font-size="18pt" fo:language="ro" fo:country="RO" fo:font-weight="bold" style:font-size-asian="18pt" style:font-weight-asian="bold"/>
    </style:style>
    <style:style style:name="P18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style:font-name="Arial" fo:font-size="18pt" fo:font-weight="bold" style:font-size-asian="18pt" style:font-weight-asian="bold"/>
    </style:style>
    <style:style style:name="P19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style:font-size-asian="12pt"/>
    </style:style>
    <style:style style:name="P20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21" style:family="paragraph" style:parent-style-name="Standard">
      <style:paragraph-properties fo:margin-left="0in" fo:margin-right="0.25in" fo:text-indent="0in" style:auto-text-indent="false"/>
    </style:style>
    <style:style style:name="P22" style:family="paragraph" style:parent-style-name="Standard">
      <style:paragraph-properties fo:keep-together="always" fo:keep-with-next="always"/>
    </style:style>
    <style:style style:name="P23" style:family="paragraph" style:parent-style-name="Standard">
      <style:paragraph-properties fo:keep-together="always" fo:keep-with-next="always"/>
      <style:text-properties officeooo:rsid="000eafe8" officeooo:paragraph-rsid="000eafe8"/>
    </style:style>
    <style:style style:name="P24" style:family="paragraph" style:parent-style-name="Standard">
      <style:paragraph-properties fo:keep-together="always" fo:keep-with-next="always"/>
      <style:text-properties officeooo:rsid="00100fe3" officeooo:paragraph-rsid="00100fe3"/>
    </style:style>
    <style:style style:name="P25" style:family="paragraph" style:parent-style-name="Standard">
      <style:paragraph-properties fo:keep-together="always" fo:keep-with-next="always"/>
      <style:text-properties officeooo:rsid="00108de1" officeooo:paragraph-rsid="00108de1"/>
    </style:style>
    <style:style style:name="P26" style:family="paragraph" style:parent-style-name="Standard">
      <style:paragraph-properties fo:keep-together="always" fo:keep-with-next="always"/>
      <style:text-properties officeooo:rsid="0012415c" officeooo:paragraph-rsid="0012415c"/>
    </style:style>
    <style:style style:name="P27" style:family="paragraph" style:parent-style-name="Standard">
      <style:paragraph-properties fo:keep-together="always" fo:keep-with-next="always"/>
      <style:text-properties officeooo:rsid="0014b7e1" officeooo:paragraph-rsid="0014b7e1"/>
    </style:style>
    <style:style style:name="P28" style:family="paragraph" style:parent-style-name="Standard">
      <style:paragraph-properties fo:keep-together="always" fo:keep-with-next="always"/>
      <style:text-properties fo:font-weight="bold" style:font-weight-asian="bold"/>
    </style:style>
    <style:style style:name="P29" style:family="paragraph" style:parent-style-name="Standard">
      <style:paragraph-properties fo:keep-together="always" fo:keep-with-next="always"/>
      <style:text-properties officeooo:rsid="0018975e" officeooo:paragraph-rsid="0018975e"/>
    </style:style>
    <style:style style:name="P30" style:family="paragraph" style:parent-style-name="Text_20_body">
      <style:paragraph-properties fo:margin-left="0in" fo:margin-right="0in" fo:text-indent="0in" style:auto-text-indent="false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rsid="00108de1" officeooo:paragraph-rsid="00108de1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fo:font-weight="bold" style:font-weight-asian="bold"/>
    </style:style>
    <style:style style:name="P33" style:family="paragraph" style:parent-style-name="Text_20_body">
      <style:paragraph-properties fo:margin-left="0in" fo:margin-right="0in" fo:text-indent="0in" style:auto-text-indent="false" fo:keep-with-next="always"/>
    </style:style>
    <style:style style:name="P34" style:family="paragraph" style:parent-style-name="Text_20_body">
      <style:paragraph-properties fo:margin-left="0in" fo:margin-right="0in" fo:text-indent="0in" style:auto-text-indent="false" fo:keep-with-next="always"/>
      <style:text-properties fo:font-weight="bold" style:font-weight-asian="bold"/>
    </style:style>
    <style:style style:name="P35" style:family="paragraph" style:parent-style-name="Text_20_body">
      <style:paragraph-properties fo:margin-left="0.05in" fo:margin-right="0in" fo:text-indent="0in" style:auto-text-indent="false" fo:keep-with-next="always"/>
    </style:style>
    <style:style style:name="P36" style:family="paragraph" style:parent-style-name="Text_20_body">
      <style:paragraph-properties fo:margin-left="0.05in" fo:margin-right="0in" fo:text-indent="0in" style:auto-text-indent="false"/>
    </style:style>
    <style:style style:name="P37" style:family="paragraph" style:parent-style-name="Tabletext">
      <style:text-properties fo:language="ro" fo:country="RO" officeooo:rsid="000d6abd" officeooo:paragraph-rsid="000d6abd"/>
    </style:style>
    <style:style style:name="P38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39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</style:style>
    <style:style style:name="P40" style:family="paragraph" style:parent-style-name="Title">
      <style:paragraph-properties fo:text-align="end" style:justify-single-word="false"/>
      <style:text-properties style:font-name="Times New Roman"/>
    </style:style>
    <style:style style:name="P41" style:family="paragraph" style:parent-style-name="Title">
      <style:text-properties style:font-name="Times New Roman" fo:font-size="14pt" style:font-size-asian="14pt"/>
    </style:style>
    <style:style style:name="P42" style:family="paragraph" style:parent-style-name="Title">
      <style:paragraph-properties fo:text-align="end" style:justify-single-word="false"/>
      <style:text-properties style:font-name="Times New Roman" fo:font-size="14pt" style:font-size-asian="14pt"/>
    </style:style>
    <style:style style:name="P43" style:family="paragraph" style:parent-style-name="Title">
      <style:paragraph-properties fo:text-align="end" style:justify-single-word="false"/>
      <style:text-properties style:font-name="Times New Roman" officeooo:rsid="00176ffd" officeooo:paragraph-rsid="00176ffd"/>
    </style:style>
    <style:style style:name="P44" style:family="paragraph" style:parent-style-name="Contents_20_2">
      <style:paragraph-properties>
        <style:tab-stops>
          <style:tab-stop style:position="0.6945in"/>
          <style:tab-stop style:position="6.5in" style:type="right"/>
        </style:tab-stops>
      </style:paragraph-properties>
    </style:style>
    <style:style style:name="P45" style:family="paragraph" style:parent-style-name="Title">
      <style:paragraph-properties fo:break-before="page"/>
      <style:text-properties style:font-name="Times New Roman"/>
    </style:style>
    <style:style style:name="P46" style:family="paragraph" style:parent-style-name="Title">
      <style:paragraph-properties fo:margin-top="0in" fo:margin-bottom="0.1665in" loext:contextual-spacing="false"/>
      <style:text-properties style:font-name="Times New Roman"/>
    </style:style>
    <style:style style:name="P47" style:family="paragraph" style:parent-style-name="Text_20_body">
      <style:text-properties fo:font-weight="bold" officeooo:rsid="00161f5b" officeooo:paragraph-rsid="00161f5b" style:font-weight-asian="bold"/>
    </style:style>
    <style:style style:name="P48" style:family="paragraph" style:parent-style-name="Title" style:master-page-name="Standard">
      <style:paragraph-properties fo:text-align="end" style:justify-single-word="false" style:page-number="auto"/>
      <style:text-properties style:font-name="Times New Roman" fo:language="en" fo:country="US" officeooo:rsid="0012415c" officeooo:paragraph-rsid="0012415c"/>
    </style:style>
    <style:style style:name="P49" style:family="paragraph" style:parent-style-name="Title" style:master-page-name="Converted3">
      <style:paragraph-properties style:page-number="auto"/>
      <style:text-properties style:font-name="Times New Roman"/>
    </style:style>
    <style:style style:name="P50" style:family="paragraph" style:parent-style-name="Heading_20_1" style:list-style-name="WWNum1">
      <style:paragraph-properties fo:margin-left="0.5in" fo:margin-right="0in" fo:text-indent="-0.5in" style:auto-text-indent="false"/>
      <style:text-properties style:font-name="Times New Roman"/>
    </style:style>
    <style:style style:name="P51" style:family="paragraph" style:parent-style-name="Heading_20_2" style:list-style-name="WWNum1">
      <style:text-properties style:font-name="Times New Roman"/>
    </style:style>
    <style:style style:name="P52" style:family="paragraph" style:parent-style-name="Heading_20_2" style:list-style-name="WWNum1">
      <style:text-properties style:font-name="Times New Roman" officeooo:paragraph-rsid="000d6abd"/>
    </style:style>
    <style:style style:name="P53" style:family="paragraph" style:parent-style-name="Heading_20_2" style:list-style-name="WWNum1">
      <style:paragraph-properties fo:keep-together="always"/>
      <style:text-properties style:font-name="Times New Roman"/>
    </style:style>
    <style:style style:name="P54" style:family="paragraph" style:parent-style-name="Standard" style:list-style-name="WWNum34">
      <style:paragraph-properties fo:keep-together="always"/>
      <style:text-properties officeooo:paragraph-rsid="00145d7f"/>
    </style:style>
    <style:style style:name="P55" style:family="paragraph" style:parent-style-name="Standard" style:list-style-name="WWNum34">
      <style:paragraph-properties fo:keep-together="always" fo:keep-with-next="always"/>
      <style:text-properties officeooo:rsid="00145d7f" officeooo:paragraph-rsid="00145d7f"/>
    </style:style>
    <style:style style:name="P56" style:family="paragraph" style:parent-style-name="Text_20_body" style:list-style-name="WWNum32"/>
    <style:style style:name="P57" style:family="paragraph" style:parent-style-name="Text_20_body" style:list-style-name="WWNum32">
      <style:text-properties officeooo:rsid="000eafe8" officeooo:paragraph-rsid="000eafe8"/>
    </style:style>
    <style:style style:name="P58" style:family="paragraph" style:parent-style-name="Text_20_body" style:list-style-name="WWNum32">
      <style:text-properties officeooo:rsid="000eafe8" officeooo:paragraph-rsid="00100fe3"/>
    </style:style>
    <style:style style:name="P59" style:family="paragraph" style:parent-style-name="Text_20_body" style:list-style-name="WWNum32">
      <style:text-properties officeooo:rsid="00100fe3" officeooo:paragraph-rsid="00100fe3"/>
    </style:style>
    <style:style style:name="P60" style:family="paragraph" style:parent-style-name="Text_20_body" style:list-style-name="WWNum31"/>
    <style:style style:name="P61" style:family="paragraph" style:parent-style-name="Text_20_body" style:list-style-name="WWNum33"/>
    <style:style style:name="P62" style:family="paragraph" style:parent-style-name="Text_20_body" style:list-style-name="WWNum31">
      <style:paragraph-properties fo:keep-with-next="always"/>
      <style:text-properties officeooo:rsid="00108de1" officeooo:paragraph-rsid="00108de1"/>
    </style:style>
    <style:style style:name="P63" style:family="paragraph" style:parent-style-name="Text_20_body" style:list-style-name="WWNum31">
      <style:paragraph-properties fo:keep-with-next="always"/>
      <style:text-properties officeooo:rsid="0014b7e1" officeooo:paragraph-rsid="0014b7e1"/>
    </style:style>
    <style:style style:name="T1" style:family="text">
      <style:text-properties fo:language="ro" fo:country="RO"/>
    </style:style>
    <style:style style:name="T2" style:family="text">
      <style:text-properties fo:language="ro" fo:country="RO" officeooo:rsid="000d6abd"/>
    </style:style>
    <style:style style:name="T3" style:family="text">
      <style:text-properties fo:font-weight="bold" officeooo:rsid="00161f5b" style:font-weight-asian="bold"/>
    </style:style>
    <style:style style:name="T4" style:family="text">
      <style:text-properties style:font-name="Calibri" fo:font-size="11pt" style:font-size-asian="11pt" style:font-size-complex="11pt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b7e4d"/>
    </style:style>
    <style:style style:name="T7" style:family="text">
      <style:text-properties officeooo:rsid="000e133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00fe3"/>
    </style:style>
    <style:style style:name="T10" style:family="text">
      <style:text-properties officeooo:rsid="001024bf"/>
    </style:style>
    <style:style style:name="T11" style:family="text">
      <style:text-properties officeooo:rsid="00108de1"/>
    </style:style>
    <style:style style:name="T12" style:family="text">
      <style:text-properties officeooo:rsid="00109a42"/>
    </style:style>
    <style:style style:name="T13" style:family="text">
      <style:text-properties officeooo:rsid="0012415c"/>
    </style:style>
    <style:style style:name="T14" style:family="text">
      <style:text-properties officeooo:rsid="001315b7"/>
    </style:style>
    <style:style style:name="T15" style:family="text">
      <style:text-properties officeooo:rsid="00145d7f"/>
    </style:style>
    <style:style style:name="T16" style:family="text">
      <style:text-properties officeooo:rsid="0014b7e1"/>
    </style:style>
    <style:style style:name="T17" style:family="text">
      <style:text-properties officeooo:rsid="00161f5b"/>
    </style:style>
    <style:style style:name="T18" style:family="text">
      <style:text-properties officeooo:rsid="00194130"/>
    </style:style>
    <style:style style:name="T19" style:family="text">
      <style:text-properties officeooo:rsid="001b7e4d"/>
    </style:style>
    <style:style style:name="T20" style:family="text">
      <style:text-properties officeooo:rsid="001d2a77"/>
    </style:style>
    <style:style style:name="T21" style:family="text">
      <style:text-properties officeooo:rsid="001e68c4"/>
    </style:style>
    <style:style style:name="T22" style:family="text">
      <style:text-properties officeooo:rsid="001fe523"/>
    </style:style>
    <style:style style:name="T23" style:family="text"/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FoodTrack</text:p>
      <text:p text:style-name="P43">Vision</text:p>
      <text:p text:style-name="P40"/>
      <text:p text:style-name="P42">Version 1.0</text:p>
      <text:p text:style-name="P41"/>
      <text:p text:style-name="Standard"/>
      <text:p text:style-name="P49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8">Date</text:p>
          </table:table-cell>
          <table:table-cell table:style-name="Table1.A1" office:value-type="string">
            <text:p text:style-name="P38">Version</text:p>
          </table:table-cell>
          <table:table-cell table:style-name="Table1.A1" office:value-type="string">
            <text:p text:style-name="P38">Description</text:p>
          </table:table-cell>
          <table:table-cell table:style-name="Table1.A1" office:value-type="string">
            <text:p text:style-name="P38">Author</text:p>
          </table:table-cell>
        </table:table-row>
        <table:table-row table:style-name="Table1.1">
          <table:table-cell table:style-name="Table1.A1" office:value-type="string">
            <text:p text:style-name="P37">20/MAR/2019</text:p>
          </table:table-cell>
          <table:table-cell table:style-name="Table1.A1" office:value-type="string">
            <text:p text:style-name="Tabletext">1.0</text:p>
          </table:table-cell>
          <table:table-cell table:style-name="Table1.A1" office:value-type="string">
            <text:p text:style-name="Tabletext">Initial Project Statement</text:p>
          </table:table-cell>
          <table:table-cell table:style-name="Table1.A1" office:value-type="string">
            <text:p text:style-name="P37">Opriş Bogdan-Alexandru</text:p>
          </table:table-cell>
        </table:table-row>
        <table:table-row table:style-name="Table1.1"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</table:table-row>
        <table:table-row table:style-name="Table1.1"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</table:table-row>
        <table:table-row table:style-name="Table1.1"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</table:table-row>
      </table:table>
      <text:p text:style-name="Standard"/>
      <text:p text:style-name="P45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9">1.<text:span text:style-name="T4"><text:tab/></text:span>Introduction<text:tab/>4</text:p>
          <text:p text:style-name="P44">1.1<text:span text:style-name="T4"><text:tab/></text:span>Purpose<text:tab/>4</text:p>
          <text:p text:style-name="P44">1.2<text:span text:style-name="T4"><text:tab/></text:span>Scope<text:tab/>4</text:p>
          <text:p text:style-name="P44">1.3<text:span text:style-name="T4"><text:tab/></text:span>Definitions, Acronyms, and Abbreviations<text:tab/>5</text:p>
          <text:p text:style-name="P44">1.4<text:span text:style-name="T4"><text:tab/></text:span>References<text:tab/>5</text:p>
          <text:p text:style-name="P44">1.5<text:span text:style-name="T4"><text:tab/></text:span>Overview<text:tab/>5</text:p>
          <text:p text:style-name="P39">2.<text:span text:style-name="T4"><text:tab/></text:span>Positioning<text:tab/>5</text:p>
          <text:p text:style-name="P44">2.1<text:span text:style-name="T4"><text:tab/></text:span>Problem Statement<text:tab/>5</text:p>
          <text:p text:style-name="P44">2.2<text:span text:style-name="T4"><text:tab/></text:span>Product Position Statement<text:tab/>6</text:p>
          <text:p text:style-name="P39">3.<text:span text:style-name="T4"><text:tab/></text:span>Stakeholder and User Descriptions<text:tab/>6</text:p>
          <text:p text:style-name="P44">3.1<text:span text:style-name="T4"><text:tab/></text:span>Stakeholder Summary<text:tab/>6</text:p>
          <text:p text:style-name="P44">3.2<text:span text:style-name="T4"><text:tab/></text:span>User Summary<text:tab/>6</text:p>
          <text:p text:style-name="P44">3.3<text:span text:style-name="T4"><text:tab/></text:span>User Environment<text:tab/>7</text:p>
          <text:p text:style-name="P39">4.<text:span text:style-name="T4"><text:tab/></text:span>Product Requirements<text:tab/>7</text:p>
          <text:p text:style-name="P46"><text:title>Vision</text:title></text:p>
        </text:index-body>
      </text:table-of-content>
      <text:list xml:id="list226666220" text:style-name="WWNum1">
        <text:list-item>
          <text:h text:style-name="P50" text:outline-level="1"><text:bookmark-start text:name="_Toc456598586"/><text:bookmark-start text:name="_Toc452813577"/><text:bookmark-start text:name="_Toc436203377"/><text:bookmark-start text:name="_Toc1297079"/><text:bookmark-start text:name="_Toc456600917"/>Introduction<text:bookmark-end text:name="_Toc456598586"/><text:bookmark-end text:name="_Toc1297079"/><text:bookmark-end text:name="_Toc456600917"/></text:h>
        </text:list-item>
      </text:list>
      <text:p text:style-name="P2">Globally, each person is having several meals a day. The amount of <text:span text:style-name="T5">calories</text:span> ought to be monitored daily <text:span text:style-name="T5">in order to provide a healthy and sustainable lifestyle. For those who are struggling with counting their food intake, Food</text:span><text:span text:style-name="T6">Track</text:span><text:span text:style-name="T5"> is a modern approach of monitoring your daily eating amounts. </text:span></text:p>
      <text:list xml:id="list222128969173222" text:continue-numbering="true" text:style-name="WWNum1">
        <text:list-item>
          <text:list>
            <text:list-item>
              <text:h text:style-name="P52" text:outline-level="2"><text:bookmark-start text:name="_Toc1297080"/><text:bookmark-start text:name="_Toc456598587"/><text:bookmark-start text:name="_Toc456600918"/>Purpose<text:bookmark-end text:name="_Toc1297080"/><text:bookmark-end text:name="_Toc456598587"/><text:bookmark-end text:name="_Toc456600918"/></text:h>
            </text:list-item>
          </text:list>
        </text:list-item>
      </text:list>
      <text:p text:style-name="P7">The purpose of the FoodTrack <text:span text:style-name="T13">system</text:span> is to bring up a digital way to count the customer’s daily calorie intake. Its aim is to encourage users into achieving a healthier lifestyle. The first step in our vision is to get rid of the daily stress of constantly tracking foods on a piece of paper or even in one’s mind via a digital equivalent. The second step is to keep a database of all the <text:span text:style-name="T19">available</text:span> food<text:span text:style-name="T19">s</text:span>. The final step is to implement a new algorithm that will calculate a daily total of calories <text:span text:style-name="T7">for each user</text:span> based on the food<text:span text:style-name="T7">s that they have eaten.</text:span></text:p>
      <text:p text:style-name="Standard"/>
      <text:list xml:id="list222128402335827" text:continue-numbering="true" text:style-name="WWNum1">
        <text:list-item>
          <text:list>
            <text:list-item>
              <text:h text:style-name="P53" text:outline-level="2"><text:bookmark-start text:name="_Toc456598588"/><text:bookmark-start text:name="_Toc1297081"/><text:bookmark-start text:name="_Toc456600919"/>Scope<text:bookmark-end text:name="_Toc456598588"/><text:bookmark-end text:name="_Toc1297081"/><text:bookmark-end text:name="_Toc456600919"/></text:h>
            </text:list-item>
          </text:list>
        </text:list-item>
      </text:list>
      <text:p text:style-name="P30">The following features will be covered by <text:span text:style-name="T7">Food Tracking</text:span>:</text:p>
      <text:list xml:id="list1688383330" text:style-name="WWNum32">
        <text:list-item>
          <text:p text:style-name="P56">User Authentication (Create Account + Login) – <text:span text:style-name="T9">two types of users.</text:span></text:p>
        </text:list-item>
        <text:list-item>
          <text:p text:style-name="P57"><text:span text:style-name="T9">View list of foods </text:span>(<text:span text:style-name="T8">Many</text:span> users <text:span text:style-name="T9">may</text:span> <text:span text:style-name="T9">select</text:span> from a list of <text:span text:style-name="T8">many</text:span> meals).</text:p>
        </text:list-item>
        <text:list-item>
          <text:p text:style-name="P59">View information about any selected food.</text:p>
        </text:list-item>
        <text:list-item>
          <text:p text:style-name="P59">Create a personal diary.</text:p>
        </text:list-item>
        <text:list-item>
          <text:p text:style-name="P59">Update <text:span text:style-name="T16">diary.</text:span></text:p>
        </text:list-item>
        <text:list-item>
          <text:p text:style-name="P59">Delete <text:span text:style-name="T16">selected </text:span>meals <text:span text:style-name="T16">from diary</text:span>.</text:p>
        </text:list-item>
        <text:list-item>
          <text:p text:style-name="P58">Calculate <text:span text:style-name="T19">calories</text:span> based on selected foods.</text:p>
        </text:list-item>
        <text:list-item>
          <text:p text:style-name="P59">Administrators can <text:span text:style-name="T20">view/</text:span>update <text:span text:style-name="T11">any</text:span> food’<text:span text:style-name="T11">s</text:span> nutrients.</text:p>
        </text:list-item>
        <text:list-item>
          <text:p text:style-name="P59">Administrators can <text:span text:style-name="T10">add/delete available foods.</text:span> </text:p>
        </text:list-item>
      </text:list>
      <text:p text:style-name="P33"><text:soft-page-break/>The following services are out of the scope of this project and will be provided by other systems:</text:p>
      <text:list xml:id="list1467176701" text:style-name="WWNum31">
        <text:list-item>
          <text:p text:style-name="P62">Service<text:span text:style-name="T16">s</text:span> that calculates daily workouts.</text:p>
        </text:list-item>
        <text:list-item>
          <text:p text:style-name="P63">Services of meal recipe recommendations.</text:p>
        </text:list-item>
        <text:list-item>
          <text:p text:style-name="P60">Payments of any kind.</text:p>
        </text:list-item>
      </text:list>
      <text:list xml:id="list222128735835637" text:continue-list="list222128402335827" text:style-name="WWNum1">
        <text:list-item>
          <text:list>
            <text:list-item>
              <text:h text:style-name="P53" text:outline-level="2"><text:bookmark-start text:name="_Toc456598589"/><text:bookmark-start text:name="_Toc1297082"/><text:bookmark-start text:name="_Toc456600920"/>Definitions, Acronyms, and Abbreviations<text:bookmark-end text:name="_Toc456598589"/><text:bookmark-end text:name="_Toc1297082"/><text:bookmark-end text:name="_Toc456600920"/></text:h>
            </text:list-item>
          </text:list>
        </text:list-item>
      </text:list>
      <text:p text:style-name="P22">Throughout this and all related papers the following terms will be defined and understood by the reader as follows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8">Term</text:p>
          </table:table-cell>
          <table:table-cell table:style-name="Table2.A1" office:value-type="string">
            <text:p text:style-name="P28">Definition</text:p>
          </table:table-cell>
        </table:table-row>
        <table:table-row table:style-name="Table2.1">
          <table:table-cell table:style-name="Table2.A2" office:value-type="string">
            <text:p text:style-name="P23">Calorie</text:p>
          </table:table-cell>
          <table:table-cell table:style-name="Table2.B2" office:value-type="string">
            <text:p text:style-name="P23"><text:span text:style-name="T9">A number referred as the b</text:span>asic fuel source provided by foods that is needed to carry out and perform any and all functions of the body.</text:p>
          </table:table-cell>
        </table:table-row>
        <table:table-row table:style-name="Table2.1">
          <table:table-cell table:style-name="Table2.A3" office:value-type="string">
            <text:p text:style-name="P24">Food Nutrients</text:p>
          </table:table-cell>
          <table:table-cell table:style-name="Table2.B3" office:value-type="string">
            <text:p text:style-name="P24">Information about any food in the list (i.e. calories, carbohydrates, proteins, fats).</text:p>
          </table:table-cell>
        </table:table-row>
        <table:table-row table:style-name="Table2.1">
          <table:table-cell table:style-name="Table2.A4" office:value-type="string">
            <text:p text:style-name="P24">Personal Diary</text:p>
          </table:table-cell>
          <table:table-cell table:style-name="Table2.B4" office:value-type="string">
            <text:p text:style-name="P24">A user’s daily list of their food intake (i.e. selected foods).</text:p>
          </table:table-cell>
        </table:table-row>
        <table:table-row table:style-name="Table2.1">
          <table:table-cell table:style-name="Table2.A5" office:value-type="string">
            <text:p text:style-name="P25">Administrato<text:span text:style-name="T12">r</text:span></text:p>
          </table:table-cell>
          <table:table-cell table:style-name="Table2.B5" office:value-type="string">
            <text:p text:style-name="P26">A person who administrates the database of available foods.</text:p>
          </table:table-cell>
        </table:table-row>
      </table:table>
      <text:p text:style-name="Standard"/>
      <text:list xml:id="list222127531328575" text:continue-numbering="true" text:style-name="WWNum1">
        <text:list-item>
          <text:list>
            <text:list-item>
              <text:h text:style-name="P51" text:outline-level="2"><text:bookmark-start text:name="_Toc456598590"/><text:bookmark-start text:name="_Toc1297083"/><text:bookmark-start text:name="_Toc456600921"/>References<text:bookmark-end text:name="_Toc456598590"/><text:bookmark-end text:name="_Toc1297083"/><text:bookmark-end text:name="_Toc456600921"/></text:h>
            </text:list-item>
          </text:list>
        </text:list-item>
      </text:list>
      <text:p text:style-name="P30">For further clarifications see the following resources:</text:p>
      <text:list xml:id="list3088054982" text:style-name="WWNum33">
        <text:list-item>
          <text:p text:style-name="P61">Project_UseCaseModel_<text:span text:style-name="T21">CreateNewDiary</text:span></text:p>
        </text:list-item>
        <text:list-item>
          <text:p text:style-name="P61">Project_UseCaseModel_<text:span text:style-name="T21">SeeDiary</text:span></text:p>
        </text:list-item>
        <text:list-item>
          <text:p text:style-name="P61">Project_SupplementarySpecification</text:p>
        </text:list-item>
        <text:list-item>
          <text:p text:style-name="P61">Project_Analysis_and_Design_Document</text:p>
        </text:list-item>
      </text:list>
      <text:list xml:id="list222127065815572" text:continue-list="list222127531328575" text:style-name="WWNum1">
        <text:list-item>
          <text:list>
            <text:list-item>
              <text:h text:style-name="P51" text:outline-level="2"><text:bookmark-start text:name="_Toc456598591"/><text:bookmark-start text:name="_Toc1297084"/><text:bookmark-start text:name="_Toc456600922"/>Overview<text:bookmark-end text:name="_Toc456598591"/><text:bookmark-end text:name="_Toc1297084"/><text:bookmark-end text:name="_Toc456600922"/></text:h>
            </text:list-item>
          </text:list>
        </text:list-item>
      </text:list>
      <text:p text:style-name="Standard">The upcoming sections of the document will describe the product positioning in the market, relative to other <text:span text:style-name="T11">similar</text:span> <text:span text:style-name="T13">food tracking systems</text:span>. We will then continue by describing the involved stakeholders, the end users, the end user environment and the product hardware and software requirements.</text:p>
      <text:list xml:id="list222127821463919" text:continue-numbering="true" text:style-name="WWNum1">
        <text:list-item>
          <text:h text:style-name="P50" text:outline-level="1"><text:bookmark-start text:name="_Toc1297085"/>Positioning<text:bookmark-end text:name="_Toc1297085"/><text:bookmark-end text:name="_Toc436203377"/><text:bookmark-end text:name="_Toc452813577"/></text:h>
          <text:list>
            <text:list-item>
              <text:h text:style-name="P51" text:outline-level="2"><text:bookmark-start text:name="_Toc436203379"/><text:bookmark-start text:name="_Toc1297086"/><text:bookmark-start text:name="_Toc452813579"/>Problem Statement<text:bookmark-end text:name="_Toc436203379"/><text:bookmark-end text:name="_Toc1297086"/><text:bookmark-end text:name="_Toc452813579"/>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5">The problem of</text:p>
          </table:table-cell>
          <table:table-cell table:style-name="Table3.B1" office:value-type="string">
            <text:p text:style-name="P31">Tracking daily food intake.</text:p>
          </table:table-cell>
        </table:table-row>
        <table:table-row table:style-name="Table3.1">
          <table:table-cell table:style-name="Table3.A2" office:value-type="string">
            <text:p text:style-name="P35">affects</text:p>
          </table:table-cell>
          <table:table-cell table:style-name="Table3.B2" office:value-type="string">
            <text:p text:style-name="P8">Every person that want to count their calories.</text:p>
          </table:table-cell>
        </table:table-row>
        <table:table-row table:style-name="Table3.1">
          <table:table-cell table:style-name="Table3.A2" office:value-type="string">
            <text:p text:style-name="P35">the impact of which is</text:p>
          </table:table-cell>
          <table:table-cell table:style-name="Table3.B3" office:value-type="string">
            <text:p text:style-name="P9">The number of people who want a healthier lifestyle.</text:p>
          </table:table-cell>
        </table:table-row>
        <table:table-row table:style-name="Table3.1">
          <table:table-cell table:style-name="Table3.A2" office:value-type="string">
            <text:p text:style-name="P36">a successful solution would be</text:p>
          </table:table-cell>
          <table:table-cell table:style-name="Table3.B4" office:value-type="string">
            <text:p text:style-name="P9">To create a food tracking/calorie counter service for every person that wants to monitor their daily <text:span text:style-name="T14">energy intake.</text:span></text:p>
          </table:table-cell>
        </table:table-row>
      </table:table>
      <text:list xml:id="list222128901054453" text:continue-numbering="true" text:style-name="WWNum1">
        <text:list-item>
          <text:list>
            <text:list-item>
              <text:h text:style-name="P51" text:outline-level="2"><text:bookmark-start text:name="_Toc425054392"/><text:bookmark-start text:name="_Toc1297087"/><text:bookmark-start text:name="_Toc452813580"/><text:bookmark-start text:name="_Toc436203380"/><text:bookmark-start text:name="_Toc422186485"/><text:soft-page-break/>Product Position Statement<text:bookmark-end text:name="_Toc425054392"/><text:bookmark-end text:name="_Toc1297087"/><text:bookmark-end text:name="_Toc452813580"/><text:bookmark-end text:name="_Toc436203380"/><text:bookmark-end text:name="_Toc422186485"/>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5">For</text:p>
          </table:table-cell>
          <table:table-cell table:style-name="Table4.B1" office:value-type="string">
            <text:p text:style-name="P10">An<text:span text:style-name="T22">yone that owns a personal computer</text:span></text:p>
          </table:table-cell>
        </table:table-row>
        <table:table-row table:style-name="Table4.1">
          <table:table-cell table:style-name="Table4.A2" office:value-type="string">
            <text:p text:style-name="P35">Who</text:p>
          </table:table-cell>
          <table:table-cell table:style-name="Table4.B2" office:value-type="string">
            <text:p text:style-name="P10">want<text:span text:style-name="T22">s</text:span> to track their total of energy intake.</text:p>
          </table:table-cell>
        </table:table-row>
        <table:table-row table:style-name="Table4.1">
          <table:table-cell table:style-name="Table4.A2" office:value-type="string">
            <text:p text:style-name="P35">The <text:span text:style-name="T15">FoodTrack</text:span></text:p>
          </table:table-cell>
          <table:table-cell table:style-name="Table4.B3" office:value-type="string">
            <text:p text:style-name="P10">is a Management System.</text:p>
          </table:table-cell>
        </table:table-row>
        <table:table-row table:style-name="Table4.1">
          <table:table-cell table:style-name="Table4.A2" office:value-type="string">
            <text:p text:style-name="P35">That</text:p>
          </table:table-cell>
          <table:table-cell table:style-name="Table4.B4" office:value-type="string">
            <text:p text:style-name="P10">Provides a monitored eating lifestyle.</text:p>
          </table:table-cell>
        </table:table-row>
        <table:table-row table:style-name="Table4.1">
          <table:table-cell table:style-name="Table4.A2" office:value-type="string">
            <text:p text:style-name="P35">Unlike</text:p>
          </table:table-cell>
          <table:table-cell table:style-name="Table4.B5" office:value-type="string">
            <text:p text:style-name="P10">note taking systems which allow food tracking without any nutrient information.</text:p>
          </table:table-cell>
        </table:table-row>
        <table:table-row table:style-name="Table4.1">
          <table:table-cell table:style-name="Table4.A6" office:value-type="string">
            <text:p text:style-name="P36">Our product</text:p>
          </table:table-cell>
          <table:table-cell table:style-name="Table4.B6" office:value-type="string">
            <text:list xml:id="list2364299610" text:style-name="WWNum34">
              <text:list-item>
                <text:p text:style-name="P55">Provides a constantly monitored food intake.</text:p>
              </text:list-item>
              <text:list-item>
                <text:p text:style-name="P55">Assures the same services for anyone who owns a compatible device.</text:p>
              </text:list-item>
              <text:list-item>
                <text:p text:style-name="P54"><text:span text:style-name="T15">Helps users monitor their daily eating habits.</text:span> </text:p>
              </text:list-item>
            </text:list>
          </table:table-cell>
        </table:table-row>
      </table:table>
      <text:list xml:id="list222127900600065" text:continue-list="list222128901054453" text:style-name="WWNum1">
        <text:list-item>
          <text:h text:style-name="P50" text:outline-level="1"><text:bookmark-start text:name="_Toc447960005"/><text:bookmark-start text:name="_Toc1297088"/><text:bookmark-start text:name="_Toc452813581"/>Stakeholder and User Descriptions<text:bookmark-end text:name="_Toc447960005"/><text:bookmark-end text:name="_Toc1297088"/><text:bookmark-end text:name="_Toc452813581"/></text:h>
          <text:list>
            <text:list-item>
              <text:h text:style-name="P51" text:outline-level="2"><text:bookmark-start text:name="_Toc452813583"/><text:bookmark-start text:name="_Toc1297089"/>Stakeholder Summary<text:bookmark-end text:name="_Toc452813583"/><text:bookmark-end text:name="_Toc1297089"/></text:h>
            </text:list-item>
          </text:list>
        </text:list-item>
      </text:list>
      <text:p text:style-name="InfoBlue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2">Name</text:p>
          </table:table-cell>
          <table:table-cell table:style-name="Table5.A1" office:value-type="string">
            <text:p text:style-name="P32">Description</text:p>
          </table:table-cell>
          <table:table-cell table:style-name="Table5.A1" office:value-type="string">
            <text:p text:style-name="P32">Responsibilities</text:p>
          </table:table-cell>
        </table:table-row>
        <table:table-row table:style-name="Table5.1">
          <table:table-cell table:style-name="Table5.A2" office:value-type="string">
            <text:p text:style-name="P13">Implementation Team</text:p>
          </table:table-cell>
          <table:table-cell table:style-name="Table5.B2" office:value-type="string">
            <text:p text:style-name="P29">The team developing the project.</text:p>
          </table:table-cell>
          <table:table-cell table:style-name="Table5.C2" office:value-type="string">
            <text:p text:style-name="P14">Provide a clean implementation with minimum effort.</text:p>
          </table:table-cell>
        </table:table-row>
        <table:table-row table:style-name="Table5.1">
          <table:table-cell table:style-name="Table5.A3" office:value-type="string">
            <text:p text:style-name="P6">System Administrator</text:p>
          </table:table-cell>
          <table:table-cell table:style-name="Table5.B3" office:value-type="string">
            <text:p text:style-name="P22">The person in charge with maintaining the system after implementation.</text:p>
          </table:table-cell>
          <table:table-cell table:style-name="Table5.C3" office:value-type="string">
            <text:p text:style-name="Standard">Ensures system integrates with other systems. </text:p>
            <text:p text:style-name="Standard">Ensures system is maintainable. <text:line-break/>Provides valid data to the system database</text:p>
          </table:table-cell>
        </table:table-row>
      </table:table>
      <text:list xml:id="list222127741239362" text:continue-numbering="true" text:style-name="WWNum1">
        <text:list-item>
          <text:list>
            <text:list-item>
              <text:h text:style-name="P53" text:outline-level="2"><text:bookmark-start text:name="_Toc452813584"/><text:bookmark-start text:name="_Toc1297090"/>User Summary<text:bookmark-end text:name="_Toc452813584"/><text:bookmark-end text:name="_Toc1297090"/></text:h>
            </text:list-item>
          </text:list>
        </text:list-item>
      </text:list>
      <text:p text:style-name="InfoBlue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4">Name</text:p>
          </table:table-cell>
          <table:table-cell table:style-name="Table6.A1" office:value-type="string">
            <text:p text:style-name="P34">Description</text:p>
          </table:table-cell>
          <table:table-cell table:style-name="Table6.A1" office:value-type="string">
            <text:p text:style-name="P34">Responsibilities</text:p>
          </table:table-cell>
          <table:table-cell table:style-name="Table6.A1" office:value-type="string">
            <text:p text:style-name="P34">Stakeholder</text:p>
          </table:table-cell>
        </table:table-row>
        <table:table-row table:style-name="Table6.2">
          <table:table-cell table:style-name="Table6.A2" office:value-type="string">
            <text:p text:style-name="P27">User</text:p>
          </table:table-cell>
          <table:table-cell table:style-name="Table6.B2" office:value-type="string">
            <text:p text:style-name="P11">The user that selects the food.</text:p>
          </table:table-cell>
          <table:table-cell table:style-name="Table6.C2" office:value-type="string">
            <text:p text:style-name="P11">View list of foods.</text:p>
            <text:p text:style-name="P11">View food information.</text:p>
            <text:p text:style-name="P11">Create a personal diary.</text:p>
            <text:p text:style-name="P11">Update/Delete item from diary.</text:p>
            <text:p text:style-name="P11"/>
          </table:table-cell>
          <table:table-cell table:style-name="Table6.D2" office:value-type="string">
            <text:p text:style-name="Standard"><text:span text:style-name="T18">It</text:span> is a direct user.</text:p>
          </table:table-cell>
        </table:table-row>
      </table:table>
      <text:p text:style-name="Text_20_body"/>
      <text:list xml:id="list222128403280065" text:continue-numbering="true" text:style-name="WWNum1">
        <text:list-item>
          <text:list>
            <text:list-item>
              <text:h text:style-name="P51" text:outline-level="2"><text:bookmark-start text:name="_Toc425054386"/><text:bookmark-start text:name="_Toc1297091"/><text:bookmark-start text:name="_Toc452813585"/><text:bookmark-start text:name="_Toc436203384"/><text:bookmark-start text:name="_Toc422186479"/><text:bookmark-start text:name="_Toc346297773"/><text:bookmark-start text:name="_Toc342757864"/>User Environment<text:bookmark-end text:name="_Toc425054386"/><text:bookmark-end text:name="_Toc1297091"/><text:bookmark-end text:name="_Toc452813585"/><text:bookmark-end text:name="_Toc436203384"/><text:bookmark-end text:name="_Toc422186479"/><text:bookmark-end text:name="_Toc346297773"/><text:bookmark-end text:name="_Toc342757864"/></text:h>
            </text:list-item>
          </text:list>
        </text:list-item>
      </text:list>
      <text:p text:style-name="P47">User</text:p>
      <text:p text:style-name="P12">A person that will use the application from their personal device, possibly at the moment of time when they have finished eating their food.</text:p>
      <text:p text:style-name="Standard"/>
      <text:p text:style-name="Standard"><text:tab/><text:span text:style-name="T3">Administrator</text:span></text:p>
      <text:p text:style-name="P12">As an administrator, the person will operate from an office, having access to the food database, being able to manage it.</text:p>
      <text:list xml:id="list222128230810504" text:continue-numbering="true" text:style-name="WWNum1">
        <text:list-item>
          <text:h text:style-name="P50" text:outline-level="1"><text:bookmark-start text:name="_Toc436203408"/><text:bookmark-start text:name="_Toc1297092"/><text:bookmark-start text:name="_Toc452813602"/>Product Requirements<text:bookmark-end text:name="_Toc436203408"/><text:bookmark-end text:name="_Toc1297092"/><text:bookmark-end text:name="_Toc452813602"/></text:h>
        </text:list-item>
      </text:list>
      <text:p text:style-name="P30">For either user, the product requires first of all a stable internet connection, a computer with at least 8 GB RAM, Dual Core processor, one monitor, mouse and keyboard.</text:p>
      <text:p text:style-name="P30"><text:soft-page-break/>The product must integrate with <text:span text:style-name="T17">the current scientific nutrients of any food</text:span> <text:span text:style-name="T17">in order to succeed at tracking a valid total of calories/nutrie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1665in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2" style:family="paragraph" style:parent-style-name="Standard" style:default-outline-level="">
      <style:paragraph-properties fo:margin-left="1in" fo:margin-right="0in" fo:text-indent="-0.25in" style:auto-text-indent="false"/>
      <style:text-properties fo:color="#000080"/>
    </style:style>
    <style:style style:name="Paragraph1" style:family="paragraph" style:parent-style-name="Standard" style:default-outline-level="">
      <style:paragraph-properties fo:margin-top="0.0555in" fo:margin-bottom="0in" loext:contextual-spacing="false" fo:line-height="100%" fo:text-align="justify" style:justify-single-word="false"/>
    </style:style>
    <style:style style:name="Tabletext" style:family="paragraph" style:parent-style-name="Standard" style:default-outline-level="">
      <style:paragraph-properties fo:margin-top="0in" fo:margin-bottom="0.0835in" loext:contextual-spacing="false" fo:keep-together="always"/>
    </style:style>
    <style:style style:name="Paragraph3" style:family="paragraph" style:parent-style-name="Standard" style:default-outline-level="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Bullet1" style:family="paragraph" style:parent-style-name="Standard" style:default-outline-level="">
      <style:paragraph-properties fo:margin-left="0.5in" fo:margin-right="0in" fo:text-indent="-0.3in" style:auto-text-indent="false"/>
    </style:style>
    <style:style style:name="footnote_20_text" style:display-name="footnote text" style:family="paragraph" style:parent-style-name="Standard" style:default-outline-level="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1" fo:keep-with-next="always"/>
      <style:text-properties style:font-name="Helvetica" fo:font-family="Helvetica" style:font-family-generic="roman" style:font-pitch="variable" fo:font-size="8pt" style:font-size-asian="8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Paragraph4" style:family="paragraph" style:parent-style-name="Standard" style:default-outline-level="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 style:default-outline-level="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default-outline-level="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-0.5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next-style-name="Text_20_body" style:auto-update="true" style:default-outline-level="">
      <style:paragraph-properties fo:margin-top="0in" fo:margin-bottom="0.0835in" loext:contextual-spacing="false">
        <style:tab-stops>
          <style:tab-stop style:position="0.3752in"/>
          <style:tab-stop style:position="0.8752in"/>
        </style:tab-stops>
      </style:paragraph-properties>
      <style:text-properties fo:color="#c0504d" fo:font-style="italic" style:font-style-asian="italic"/>
    </style:style>
    <style:style style:name="infoblue" style:family="paragraph" style:parent-style-name="Standard" style:default-outline-level="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6.6375in" fo:margin-left="-0.0799in" fo:margin-top="0in" fo:margin-bottom="0in" table:align="left" style:writing-mode="lr-tb"/>
    </style:style>
    <style:style style:name="Table7.A" style:family="table-column">
      <style:table-column-properties style:column-width="4.4299in"/>
    </style:style>
    <style:style style:name="Table7.B" style:family="table-column">
      <style:table-column-properties style:column-width="2.207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99in" fo:padding-right="0.075in" fo:padding-top="0in" fo:padding-bottom="0in" fo:border="0.75pt solid #00000a"/>
    </style:style>
    <style:style style:name="Table8" style:family="table">
      <style:table-properties style:width="6.5868in" fo:margin-left="-0.0799in" fo:margin-top="0in" fo:margin-bottom="0in" table:align="left" style:writing-mode="lr-tb"/>
    </style:style>
    <style:style style:name="Table8.A" style:family="table-column">
      <style:table-column-properties style:column-width="2.1951in"/>
    </style:style>
    <style:style style:name="Table8.B" style:family="table-column">
      <style:table-column-properties style:column-width="2.195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99in" fo:padding-right="0.075in" fo:padding-top="0in" fo:padding-bottom="0in" fo:border="none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a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style:font-name="Arial" fo:font-size="18pt" fo:language="ro" fo:country="RO" fo:font-weight="bold" officeooo:rsid="000d6abd" officeooo:paragraph-rsid="000d6abd" style:font-size-asian="18pt" style:font-weight-asian="bold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style:font-size-asian="12pt"/>
    </style:style>
    <style:style style:name="MP5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style:font-name="Arial" fo:font-size="18pt" fo:language="ro" fo:country="RO" fo:font-weight="bold" style:font-size-asian="18pt" style:font-weight-asian="bold"/>
    </style:style>
    <style:style style:name="MP6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style:font-name="Arial" fo:font-size="18pt" fo:font-weight="bold" style:font-size-asian="18pt" style:font-weight-asian="bold"/>
    </style:style>
    <style:style style:name="MP7" style:family="paragraph" style:parent-style-name="Standard">
      <style:text-properties fo:language="ro" fo:country="RO" officeooo:rsid="000d6abd" officeooo:paragraph-rsid="000d6abd"/>
    </style:style>
    <style:style style:name="MP8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9" style:family="paragraph" style:parent-style-name="Standard">
      <style:text-properties officeooo:rsid="00176ffd" officeooo:paragraph-rsid="00176ffd"/>
    </style:style>
    <style:style style:name="MP10" style:family="paragraph" style:parent-style-name="Standard">
      <style:paragraph-properties fo:margin-left="0in" fo:margin-right="0.25in" fo:text-indent="0in" style:auto-text-indent="false"/>
    </style:style>
    <style:style style:name="MP11" style:family="paragraph" style:parent-style-name="Standard">
      <style:paragraph-properties fo:text-align="center" style:justify-single-word="false"/>
      <style:text-properties fo:language="ro" fo:country="RO" officeooo:rsid="000d6abd" officeooo:paragraph-rsid="000d6abd"/>
    </style:style>
    <style:style style:name="MP12" style:family="paragraph" style:parent-style-name="Standard">
      <style:paragraph-properties fo:text-align="end" style:justify-single-word="false"/>
    </style:style>
    <style:style style:name="MT1" style:family="text">
      <style:text-properties fo:language="ro" fo:country="RO" officeooo:rsid="000d6abd"/>
    </style:style>
    <style:style style:name="MT2" style:family="text">
      <style:text-properties fo:language="ro" fo:country="RO"/>
    </style:style>
    <style:style style:name="MT3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/>
        <text:p text:style-name="MP2"/>
        <text:p text:style-name="MP3">Opriş Bogdan-Alexandru</text:p>
        <text:p text:style-name="MP3">30432_2</text:p>
        <text:p text:style-name="MP4"/>
        <text:p text:style-name="Header"/>
      </style:header>
    </style:master-page>
    <style:master-page style:name="Converted1" style:page-layout-name="Mpm2">
      <style:header>
        <text:p text:style-name="MP1"/>
        <text:p text:style-name="MP2"/>
        <text:p text:style-name="MP5"><text:user-defined style:data-style-name="N0" text:name="Company">&lt;Company Name&gt;</text:user-defined></text:p>
        <text:p text:style-name="MP6"><text:user-defined style:data-style-name="N0" text:name="Company">&lt;Company Name&gt;</text:user-defined></text:p>
        <text:p text:style-name="MP4"/>
        <text:p text:style-name="Header"/>
      </style:header>
    </style:master-page>
    <style:master-page style:name="Converted2" style:page-layout-name="Mpm2">
      <style:header>
        <text:p text:style-name="MP1"/>
        <text:p text:style-name="MP2"/>
        <text:p text:style-name="MP5"><text:user-defined style:data-style-name="N0" text:name="Company">&lt;Company Name&gt;</text:user-defined></text:p>
        <text:p text:style-name="MP6"><text:user-defined style:data-style-name="N0" text:name="Company">&lt;Company Name&gt;</text:user-defined></text:p>
        <text:p text:style-name="MP4"/>
        <text:p text:style-name="Header"/>
      </style:header>
    </style:master-page>
    <style:master-page style:name="Converted3" style:page-layout-name="Mpm3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7">FoodTrack</text:p>
            </table:table-cell>
            <table:table-cell table:style-name="Table7.A1" office:value-type="string">
              <text:p text:style-name="MP8"><text:s text:c="2"/>Version: 1.0</text:p>
            </table:table-cell>
          </table:table-row>
          <table:table-row table:style-name="Table7.1">
            <table:table-cell table:style-name="Table7.A1" office:value-type="string">
              <text:p text:style-name="MP9">Vision</text:p>
            </table:table-cell>
            <table:table-cell table:style-name="Table7.A1" office:value-type="string">
              <text:p text:style-name="Standard"><text:s text:c="2"/>Date: <text:span text:style-name="MT1">20</text:span><text:span text:style-name="MT2">/</text:span><text:span text:style-name="MT1">MAR</text:span><text:span text:style-name="MT2">/2019</text:span></text:p>
            </table:table-cell>
          </table:table-row>
          <table:table-row table:style-name="Table7.1">
            <table:table-cell table:style-name="Table7.A1" table:number-columns-spanned="2" office:value-type="string">
              <text:p text:style-name="Standard">Project_Vision.docx</text:p>
            </table:table-cell>
            <table:covered-table-cell/>
          </table:table-row>
        </table:table>
        <text:p text:style-name="Header"/>
      </style:header>
      <style:footer>
        <table:table table:name="Table8" table:style-name="Table8">
          <table:table-column table:style-name="Table8.A"/>
          <table:table-column table:style-name="Table8.B" table:number-columns-repeated="2"/>
          <table:table-row table:style-name="Table8.1">
            <table:table-cell table:style-name="Table8.A1" office:value-type="string">
              <text:p text:style-name="MP10"/>
            </table:table-cell>
            <table:table-cell table:style-name="Table8.A1" office:value-type="string">
              <text:p text:style-name="MP11">©Opriş Bogdan-Alexandru 2019</text:p>
            </table:table-cell>
            <table:table-cell table:style-name="Table8.A1" office:value-type="string">
              <text:p text:style-name="MP12">Page <text:span text:style-name="page_20_number"><text:page-number text:select-page="current">6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initial-creator>Cristina</meta:initial-creator>
    <meta:editing-cycles>35</meta:editing-cycles>
    <meta:print-date>2001-03-15T12:26:00</meta:print-date>
    <meta:creation-date>2010-02-24T07:49:00</meta:creation-date>
    <dc:date>2019-03-20T22:21:26.638000000</dc:date>
    <meta:editing-duration>PT7H49M40S</meta:editing-duration>
    <meta:generator>LibreOffice/5.4.3.2$Windows_X86_64 LibreOffice_project/92a7159f7e4af62137622921e809f8546db437e5</meta:generator>
    <meta:document-statistic meta:table-count="8" meta:image-count="0" meta:object-count="0" meta:page-count="6" meta:paragraph-count="137" meta:word-count="845" meta:character-count="5302" meta:non-whitespace-character-count="4616"/>
    <meta:user-defined meta:name="AppVersion">14.0000</meta:user-defined>
    <meta:user-defined meta:name="Company">&lt;Company Name&g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UP_Vision" xlink:href=""/>
  </office:meta>
</office:document-meta>
</file>